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Subtitle" style:family="paragraph">
      <style:paragraph-properties fo:text-align="center"/>
    </style:style>
    <style:style style:name="P3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text-position="super 65.3%"/>
    </style:style>
    <style:style style:name="TableColumn22" style:family="table-column">
      <style:table-column-properties style:column-width="1.0881in"/>
    </style:style>
    <style:style style:name="Table21" style:family="table">
      <style:table-properties style:width="1.0881in" fo:margin-left="0in" table:align="left"/>
    </style:style>
    <style:style style:name="TableRow23" style:family="table-row">
      <style:table-row-properties style:min-row-height="0.193in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Row26" style:family="table-row">
      <style:table-row-properties style:min-row-height="0.193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 style:min-row-height="0.193i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 style:min-row-height="0.193i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 style:min-row-height="0.193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 style:min-row-height="0.193in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193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 style:min-row-height="0.193in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 style:min-row-height="0.202i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/>
      <style:text-properties text:display="none"/>
    </style:style>
    <style:style style:name="TableColumn52" style:family="table-column">
      <style:table-column-properties style:column-width="1.0881in"/>
    </style:style>
    <style:style style:name="Table51" style:family="table">
      <style:table-properties style:width="1.0881in" fo:margin-left="0in" table:align="left"/>
    </style:style>
    <style:style style:name="TableRow53" style:family="table-row">
      <style:table-row-properties style:min-row-height="0.1944in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Row56" style:family="table-row">
      <style:table-row-properties style:min-row-height="0.2034in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min-row-height="0.1944i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2034in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S27020 Resit Assignment</text:p>
      <text:p text:style-name="P2">William Aldridge wia3</text:p>
      <text:h text:style-name="Heading1" text:outline-level="1">Crime data un-normalised form</text:h>
      <text:p text:style-name="NoSpacing"/>
      <text:h text:style-name="Heading2" text:outline-level="2">Incident Table</text:h>
      <text:p text:style-name="Normal"/>
      <text:p text:style-name="P3">Crime ID</text:p>
      <text:p text:style-name="NoSpacing">A number used to order the data and to work as the primary key of the database</text:p>
      <text:p text:style-name="NoSpacing"/>
      <text:p text:style-name="P4">Officer (varchar(20))</text:p>
      <text:p text:style-name="NoSpacing">The officer that was present at the crime scene.</text:p>
      <text:p text:style-name="NoSpacing">Each officer would have<text:s/>to have a separate entry in the database.</text:p>
      <text:p text:style-name="NoSpacing"/>
      <text:p text:style-name="P5">Police force (varchar(20))</text:p>
      <text:p text:style-name="NoSpacing">The police force that the officer belongs to.</text:p>
      <text:p text:style-name="NoSpacing"><text:s/></text:p>
      <text:p text:style-name="P6">Crime report (text)</text:p>
      <text:p text:style-name="NoSpacing">The report from the officer about the crime.</text:p>
      <text:p text:style-name="NoSpacing">If every officer made a different report then each one would have a separate entry in the database.</text:p>
      <text:p text:style-name="NoSpacing"/>
      <text:p text:style-name="P7">Suspect (varchar(20))</text:p>
      <text:p text:style-name="NoSpacing">Someone that believed to have a connection to the incident</text:p>
      <text:p text:style-name="NoSpacing"/>
      <text:p text:style-name="P8">Gender (varchar(1))</text:p>
      <text:p text:style-name="NoSpacing">The gender of the suspect</text:p>
      <text:p text:style-name="NoSpacing"/>
      <text:p text:style-name="P9">Age (tinyint)</text:p>
      <text:p text:style-name="NoSpacing">The age of the suspect</text:p>
      <text:p text:style-name="NoSpacing"/>
      <text:p text:style-name="P10">Ethnicity (varchar(20))</text:p>
      <text:p text:style-name="NoSpacing">The<text:s/>ethnicity of the suspect</text:p>
      <text:p text:style-name="NoSpacing"/>
      <text:p text:style-name="P11">Arrest (char(1))</text:p>
      <text:p text:style-name="NoSpacing">Whether the suspect was arrested or not</text:p>
      <text:p text:style-name="NoSpacing"><text:s/></text:p>
      <text:p text:style-name="P12">Charge (varchar(100))</text:p>
      <text:p text:style-name="NoSpacing">The charges used<text:s/>in the arrest</text:p>
      <text:p text:style-name="NoSpacing"/>
      <text:p text:style-name="P13">Legislation (varchar(40))</text:p>
      <text:p text:style-name="NoSpacing">The legislation that allows the officer to conduct the stop and search</text:p>
      <text:p text:style-name="NoSpacing"/>
      <text:p text:style-name="P14">Outcome (text)</text:p>
      <text:p text:style-name="NoSpacing">The outcome of the stop and search</text:p>
      <text:p text:style-name="NoSpacing"/>
      <text:soft-page-break/>
      <text:p text:style-name="P15">Date (datetime2)</text:p>
      <text:p text:style-name="NoSpacing">The time and date of the incident</text:p>
      <text:p text:style-name="P16"/>
      <text:p text:style-name="P17">Location (varchar(50))</text:p>
      <text:p text:style-name="NoSpacing">The location of the incident</text:p>
      <text:p text:style-name="NoSpacing"/>
      <text:p text:style-name="NoSpacing"/>
      <text:h text:style-name="Heading1" text:outline-level="1">Primary key and functional dependencies</text:h>
      <text:h text:style-name="Heading2" text:outline-level="2">Primary key</text:h>
      <text:p text:style-name="Normal">The<text:s/><text:span text:style-name="T18">Crime ID</text:span><text:span text:style-name="T19"><text:s/></text:span>would be the primary key as without it there is nothing that can be used as a primary key without some tweaking.<text:s/></text:p>
      <text:h text:style-name="Heading2" text:outline-level="2">Functional dependencies</text:h>
      <text:p text:style-name="Normal">Officer -&gt; Police force<text:s/></text:p>
      <text:p text:style-name="Normal">Crime report -&gt; Officer</text:p>
      <text:p text:style-name="Normal">Ethnicity -&gt; Suspect</text:p>
      <text:p text:style-name="Normal">Charge -&gt; Legislation<text:s/></text:p>
      <text:p text:style-name="Normal">Crime ID -&gt; (Officer, Police force, Crime report, Suspect, Gender, Age, Ethnicity, Arrest, Charge, Legislation, Outcome)</text:p>
      <text:p text:style-name="Normal"/>
      <text:h text:style-name="Heading1" text:outline-level="1">Normalisation</text:h>
      <text:h text:style-name="Heading2" text:outline-level="2"><text:s/>UNF -&gt; 1<text:span text:style-name="T20">st</text:span>NF</text:h>
      <text:p text:style-name="Normal">Incident Table<text:tab/><text:tab/><text:tab/>Suspect Table</text:p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Crime ID</text:p>
          </table:table-cell>
        </table:table-row>
        <table:table-row table:style-name="TableRow26">
          <table:table-cell table:style-name="TableCell27">
            <text:p text:style-name="P28">Officer</text:p>
          </table:table-cell>
        </table:table-row>
        <table:table-row table:style-name="TableRow29">
          <table:table-cell table:style-name="TableCell30">
            <text:p text:style-name="P31">Police force</text:p>
          </table:table-cell>
        </table:table-row>
        <table:table-row table:style-name="TableRow32">
          <table:table-cell table:style-name="TableCell33">
            <text:p text:style-name="P34">Crime report</text:p>
          </table:table-cell>
        </table:table-row>
        <table:table-row table:style-name="TableRow35">
          <table:table-cell table:style-name="TableCell36">
            <text:p text:style-name="P37">Suspect</text:p>
          </table:table-cell>
        </table:table-row>
        <table:table-row table:style-name="TableRow38">
          <table:table-cell table:style-name="TableCell39">
            <text:p text:style-name="P40">Arrest</text:p>
          </table:table-cell>
        </table:table-row>
        <table:table-row table:style-name="TableRow41">
          <table:table-cell table:style-name="TableCell42">
            <text:p text:style-name="P43">Charge</text:p>
          </table:table-cell>
        </table:table-row>
        <table:table-row table:style-name="TableRow44">
          <table:table-cell table:style-name="TableCell45">
            <text:p text:style-name="P46">Legislation</text:p>
          </table:table-cell>
        </table:table-row>
        <table:table-row table:style-name="TableRow47">
          <table:table-cell table:style-name="TableCell48">
            <text:p text:style-name="P49">Outcome</text:p>
          </table:table-cell>
        </table:table-row>
      </table:table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Suspect*</text:p>
          </table:table-cell>
        </table:table-row>
        <table:table-row table:style-name="TableRow56">
          <table:table-cell table:style-name="TableCell57">
            <text:p text:style-name="P58">Gender</text:p>
          </table:table-cell>
        </table:table-row>
        <table:table-row table:style-name="TableRow59">
          <table:table-cell table:style-name="TableCell60">
            <text:p text:style-name="P61">Age</text:p>
          </table:table-cell>
        </table:table-row>
        <table:table-row table:style-name="TableRow62">
          <table:table-cell table:style-name="TableCell63">
            <text:p text:style-name="P64">Ethnicity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language="en" fo:country="GB"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William Aldridge [wia3]</meta:initial-creator>
    <dc:creator>William Aldridge</dc:creator>
    <meta:creation-date>2016-08-10T13:47:00Z</meta:creation-date>
    <dc:date>2016-08-10T15:13:00Z</dc:date>
    <meta:template xlink:href="Normal" xlink:type="simple"/>
    <meta:editing-cycles>3</meta:editing-cycles>
    <meta:editing-duration>PT3900S</meta:editing-duration>
    <meta:document-statistic meta:page-count="2" meta:paragraph-count="3" meta:word-count="262" meta:character-count="1754" meta:row-count="12" meta:non-whitespace-character-count="1495"/>
  </office:meta>
</office:document-meta>
</file>